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3.789cm"/>
    </style:style>
    <style:style style:name="co23" style:family="table-column">
      <style:table-column-properties fo:break-before="auto" style:column-width="14.4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esaurus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ooc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1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4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4]+10" office:value-type="float" office:value="60">
            <text:p>6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LABEL</text:p>
          </table:table-cell>
          <table:table-cell table:style-name="ce19" table:formula="oooc:=[.B14]" office:value-type="string" office:string-value="THC_FR_DESC">
            <text:p>THC_FR_DESC</text:p>
          </table:table-cell>
          <table:table-cell table:style-name="ce19" office:value-type="string">
            <text:p>LIbellé cour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5]+10" office:value-type="float" office:value="70">
            <text:p>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code court réprésentant le concept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4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16]+10" office:value-type="float" office:value="80">
            <text:p>8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7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7]+10" office:value-type="float" office:value="90">
            <text:p>9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8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0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1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2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3]+10" office:value-type="float" office:value="150">
            <text:p>1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4]+10" office:value-type="float" office:value="160">
            <text:p>16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LANG</text:p>
          </table:table-cell>
          <table:table-cell table:style-name="ce18"/>
          <table:table-cell table:style-name="ce18" office:value-type="string">
            <text:p>Traduc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5]+10" office:value-type="float" office:value="170">
            <text:p>17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table:formula="oooc:=[.B26]" office:value-type="string" office:string-value="THC_FR_LANG">
            <text:p>THC_FR_LANG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6]+10" office:value-type="float" office:value="180">
            <text:p>18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ooc:=[.B27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ooc:=[.H27]+10" office:value-type="float" office:value="190">
            <text:p>19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ooc:=[.B27]" office:value-type="string" office:string-value="THC_T_LANG">
            <text:p>THC_T_LANG</text:p>
          </table:table-cell>
          <table:table-cell table:style-name="ce19" office:value-type="string">
            <text:p>Lang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28]+10" office:value-type="float" office:value="200">
            <text:p>20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ooc:=[.B27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29]+10" office:value-type="float" office:value="210">
            <text:p>21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30]+10" office:value-type="float" office:value="220">
            <text:p>22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ooc:=[.B31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1]+10" office:value-type="float" office:value="230">
            <text:p>23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ooc:=[.B32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2]+10" office:value-type="float" office:value="240">
            <text:p>24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ooc:=[.B32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3]+10" office:value-type="float" office:value="250">
            <text:p>25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4]+10" office:value-type="float" office:value="260">
            <text:p>26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ooc:=[.B31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5]+10" office:value-type="float" office:value="270">
            <text:p>27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ooc:=[.B36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6]+10" office:value-type="float" office:value="280">
            <text:p>28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ooc:=[.B36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7]+10" office:value-type="float" office:value="290">
            <text:p>29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table:table-column table:style-name="co1" table:default-cell-style-name="ce3"/>
        <table:table-column table:style-name="co10" table:number-columns-repeated="2" table:default-cell-style-name="ce3"/>
        <table:table-column table:style-name="co1" table:number-columns-repeated="3" table:default-cell-style-name="ce3"/>
        <table:table-column table:style-name="co22" table:default-cell-style-name="ce3"/>
        <table:table-column table:style-name="co1" table:number-columns-repeated="5" table:default-cell-style-name="ce3"/>
        <table:table-column table:style-name="co23" table:default-cell-style-name="ce3"/>
        <table:table-column table:style-name="co1" table:number-columns-repeated="243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 office:value-type="string">
            <text:p>::getDocValue(THCL_THCONCEPT,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office:value-type="string">
            <text:p>thesaurus.php</text:p>
          </table:table-cell>
          <table:table-cell table:style-name="ce19" office:value-type="string">
            <text:p>getThConcept(D,THCL_THESAURUS,CT):THCL_THCONCEPT,ILINK_THCL_THCONCEPT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2">02/09/2008</text:date>, <text:time>14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8-09-02T14:25:42</dc:date>
    <meta:editing-cycles>88</meta:editing-cycles>
    <meta:editing-duration>P4DT7H39M33S</meta:editing-duration>
    <meta:user-defined meta:name="Info 1"/>
    <meta:user-defined meta:name="Info 2"/>
    <meta:user-defined meta:name="Info 3"/>
    <meta:user-defined meta:name="Info 4"/>
    <meta:document-statistic meta:table-count="3" meta:cell-count="462"/>
  </office:meta>
</office:document-meta>
</file>